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52000000DF6DD5A20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" svg:font-family="LiberationSans"/>
    <style:font-face style:name="LiberationSans-Bold" svg:font-family="LiberationSans-Bold"/>
    <style:font-face style:name="LiberationSans-BoldItalic" svg:font-family="LiberationSans-BoldItalic"/>
    <style:font-face style:name="LiberationSans-Italic" svg:font-family="LiberationSans-Italic"/>
    <style:font-face style:name="LiberationSerif" svg:font-family="LiberationSerif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>
        <style:tab-stops>
          <style:tab-stop style:position="16.332cm"/>
        </style:tab-stops>
      </style:paragraph-properties>
      <style:text-properties fo:color="#4c4c4c" style:font-name="Liberation Sans" fo:font-size="14pt" style:font-size-asian="14pt" style:font-size-complex="14pt"/>
    </style:style>
    <style:style style:name="P2" style:family="paragraph" style:parent-style-name="Text_20_body">
      <style:paragraph-properties fo:margin-left="0cm" fo:margin-right="0cm" fo:line-height="150%" fo:text-indent="0cm" style:auto-text-indent="false"/>
      <style:text-properties fo:color="#000000" style:font-name="Liberation Sans1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text-autospace="none"/>
      <style:text-properties style:font-name="Liberation Sans1" fo:font-size="12pt" officeooo:paragraph-rsid="00249059" style:font-size-asian="12pt" style:language-asian="es" style:country-asian="VE" style:font-name-complex="LiberationSans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text-autospace="none"/>
      <style:text-properties style:font-name="Liberation Sans1" fo:font-size="12pt" officeooo:paragraph-rsid="00249059" style:font-size-asian="12pt" style:language-asian="es" style:country-asian="VE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text-autospace="none"/>
      <style:text-properties style:font-name="Liberation Sans1" fo:font-size="12pt" officeooo:paragraph-rsid="00249059" style:font-size-asian="12pt" style:font-size-complex="12pt"/>
    </style:style>
    <style:style style:name="P6" style:family="paragraph" style:parent-style-name="Footer">
      <style:paragraph-properties fo:text-align="center" style:justify-single-word="false"/>
      <style:text-properties fo:color="#4c4c4c" style:font-name="Liberation Sans1" fo:font-size="9pt" fo:language="es" fo:country="ES" fo:font-weight="bold" style:font-size-asian="9pt" style:font-weight-asian="bold" style:font-size-complex="9pt" style:font-weight-complex="bold"/>
    </style:style>
    <style:style style:name="P7" style:family="paragraph" style:parent-style-name="Footer">
      <style:paragraph-properties fo:text-align="end" style:justify-single-word="false"/>
      <style:text-properties fo:color="#4c4c4c" style:font-name="Liberation Sans1" fo:font-weight="normal" style:font-weight-asian="normal" style:font-weight-complex="normal"/>
    </style:style>
    <style:style style:name="P8" style:family="paragraph" style:parent-style-name="Footer">
      <style:paragraph-properties fo:text-align="center" style:justify-single-word="false"/>
      <style:text-properties style:font-name="Liberation Sans1"/>
    </style:style>
    <style:style style:name="P9" style:family="paragraph" style:parent-style-name="Standard">
      <style:paragraph-properties fo:text-align="center" style:justify-single-word="false"/>
      <style:text-properties style:font-name="Liberation Sans1"/>
    </style:style>
    <style:style style:name="P10" style:family="paragraph" style:parent-style-name="Standard">
      <style:text-properties fo:color="#000000" style:font-name="Liberation Sans1"/>
    </style:style>
    <style:style style:name="P11" style:family="paragraph" style:parent-style-name="Text_20_body">
      <style:paragraph-properties style:line-height-at-least="0.176cm" fo:text-align="center" style:justify-single-word="false"/>
      <style:text-properties fo:color="#000000" style:font-name="Liberation Sans1" fo:font-weight="normal" style:font-weight-asian="normal" style:font-name-complex="Arial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fo:color="#000000" style:font-name="Liberation Sans1" fo:font-size="12pt" style:font-size-asian="12pt" style:font-size-complex="12pt"/>
    </style:style>
    <style:style style:name="P13" style:family="paragraph" style:parent-style-name="Text_20_body">
      <style:paragraph-properties fo:line-height="150%" fo:text-align="justify" style:justify-single-word="false"/>
      <style:text-properties fo:color="#000000" style:font-name="Liberation Sans1" fo:font-size="12pt" officeooo:paragraph-rsid="00158ba6" style:font-size-asian="12pt" style:font-size-complex="12pt"/>
    </style:style>
    <style:style style:name="P14" style:family="paragraph" style:parent-style-name="Text_20_body">
      <style:paragraph-properties fo:line-height="150%" fo:text-align="justify" style:justify-single-word="false"/>
      <style:text-properties fo:color="#000000" style:font-name="Liberation Sans1"/>
    </style:style>
    <style:style style:name="P15" style:family="paragraph" style:parent-style-name="Text_20_body">
      <style:paragraph-properties fo:line-height="150%" fo:text-align="justify" style:justify-single-word="false"/>
      <style:text-properties fo:color="#000000" style:font-name="Liberation Sans1" officeooo:paragraph-rsid="0016c983"/>
    </style:style>
    <style:style style:name="P16" style:family="paragraph" style:parent-style-name="Text_20_body">
      <style:paragraph-properties fo:line-height="150%" fo:text-align="justify" style:justify-single-word="false"/>
      <style:text-properties fo:color="#000000" style:font-name="Liberation Sans1" officeooo:paragraph-rsid="0019363e"/>
    </style:style>
    <style:style style:name="P17" style:family="paragraph" style:parent-style-name="Text_20_body">
      <style:paragraph-properties fo:line-height="150%" fo:text-align="justify" style:justify-single-word="false"/>
      <style:text-properties fo:color="#000000" style:font-name="Liberation Sans1" officeooo:paragraph-rsid="001cfaf5"/>
    </style:style>
    <style:style style:name="P18" style:family="paragraph" style:parent-style-name="Text_20_body">
      <style:paragraph-properties fo:line-height="150%" fo:text-align="justify" style:justify-single-word="false"/>
      <style:text-properties fo:color="#000000" style:font-name="Liberation Sans1" fo:font-weight="bold" officeooo:paragraph-rsid="0016c983" style:font-weight-asian="bold" style:font-weight-complex="bold"/>
    </style:style>
    <style:style style:name="P19" style:family="paragraph" style:parent-style-name="Text_20_body">
      <style:paragraph-properties fo:line-height="150%" fo:text-align="justify" style:justify-single-word="false"/>
      <style:text-properties fo:color="#000000" style:font-name="Liberation Sans1" fo:font-size="11pt" style:font-size-asian="11pt" style:font-size-complex="11pt"/>
    </style:style>
    <style:style style:name="P20" style:family="paragraph" style:parent-style-name="Text_20_body">
      <style:paragraph-properties fo:text-align="center" style:justify-single-word="false"/>
      <style:text-properties style:font-name="Liberation Sans1" fo:font-size="24pt" fo:font-weight="bold" style:font-size-asian="24pt" style:font-weight-asian="bold" style:font-name-complex="Arial" style:font-size-complex="24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Liberation Sans1" fo:font-size="24pt" fo:font-weight="bold" officeooo:rsid="0014b1e5" officeooo:paragraph-rsid="0014b1e5" style:font-size-asian="24pt" style:font-weight-asian="bold" style:font-name-complex="Arial" style:font-size-complex="24pt" style:font-weight-complex="bold"/>
    </style:style>
    <style:style style:name="P22" style:family="paragraph" style:parent-style-name="Text_20_body">
      <style:paragraph-properties style:line-height-at-least="0.176cm" fo:text-align="center" style:justify-single-word="false"/>
      <style:text-properties style:font-name="Liberation Sans1" style:font-name-complex="Arial"/>
    </style:style>
    <style:style style:name="P23" style:family="paragraph" style:parent-style-name="Text_20_body">
      <style:paragraph-properties fo:text-align="center" style:justify-single-word="false"/>
      <style:text-properties style:font-name="Liberation Sans1" style:font-name-complex="Ari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Liberation Sans1" fo:font-size="12pt" officeooo:paragraph-rsid="00249059" style:font-size-asian="12pt" style:font-size-complex="12pt"/>
    </style:style>
    <style:style style:name="P25" style:family="paragraph" style:parent-style-name="Text_20_body">
      <style:paragraph-properties fo:line-height="150%"/>
      <style:text-properties style:font-name="Liberation Sans1" fo:font-size="12pt" officeooo:paragraph-rsid="00249059" style:font-size-asian="12pt" style:font-name-complex="Arial" style:font-size-complex="12pt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Liberation Sans1" fo:font-size="12pt" fo:font-weight="normal" officeooo:paragraph-rsid="00249059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Liberation Sans1" fo:font-size="12pt" fo:font-weight="bold" officeooo:paragraph-rsid="00249059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line-height="150%"/>
      <style:text-properties style:font-name="Liberation Sans1" fo:font-size="12pt" fo:font-weight="bold" officeooo:paragraph-rsid="00249059" style:font-size-asian="12pt" style:font-weight-asian="bold" style:font-name-complex="Arial" style:font-size-complex="12pt" style:font-weight-complex="bold"/>
    </style:style>
    <style:style style:name="P29" style:family="paragraph" style:parent-style-name="Text_20_body">
      <style:paragraph-properties fo:line-height="150%" fo:text-align="justify" style:justify-single-word="false"/>
    </style:style>
    <style:style style:name="P30" style:family="paragraph" style:parent-style-name="Table_20_Contents">
      <style:paragraph-properties fo:line-height="150%" fo:text-align="center" style:justify-single-word="false"/>
      <style:text-properties fo:color="#000000" style:font-name="Liberation Sans1" fo:font-size="11pt" fo:font-weight="bol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fo:color="#000000" style:font-name="Liberation Sans1" fo:font-size="11pt" style:font-size-asian="11pt" style:font-size-complex="11pt"/>
    </style:style>
    <style:style style:name="P32" style:family="paragraph" style:parent-style-name="Table_20_Contents">
      <style:paragraph-properties fo:line-height="150%" fo:text-align="justify" style:justify-single-word="false"/>
      <style:text-properties fo:color="#000000" style:font-name="Liberation Sans1" fo:font-size="11pt" style:font-size-asian="11pt" style:font-size-complex="11pt"/>
    </style:style>
    <style:style style:name="P33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1" officeooo:paragraph-rsid="0016c983"/>
    </style:style>
    <style:style style:name="P34" style:family="paragraph" style:parent-style-name="Text_20_body">
      <style:paragraph-properties fo:margin-left="1.251cm" fo:margin-right="0cm" fo:line-height="150%" fo:text-indent="0cm" style:auto-text-indent="false"/>
      <style:text-properties fo:color="#000000" style:font-name="LiberationSans" fo:font-size="12pt" officeooo:paragraph-rsid="00249059" style:font-size-asian="12pt" style:language-asian="es" style:country-asian="VE" style:font-name-complex="LiberationSans" style:font-size-complex="12pt"/>
    </style:style>
    <style:style style:name="P35" style:family="paragraph" style:parent-style-name="Text_20_body">
      <style:paragraph-properties style:line-height-at-least="0.176cm" fo:text-align="center" style:justify-single-word="false" fo:break-before="page"/>
      <style:text-properties fo:color="#000000" style:font-name="Liberation Sans1" fo:font-weight="normal" style:font-weight-asian="normal" style:font-name-complex="Arial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 style:text-autospace="none"/>
      <style:text-properties fo:color="#000000" style:font-name="LiberationSans" style:language-asian="es" style:country-asian="VE" style:font-name-complex="LiberationSans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 style:text-autospace="none"/>
      <style:text-properties fo:color="#000000" style:font-name="Liberation Sans1" fo:font-size="12pt" style:font-size-asian="12pt" style:language-asian="es" style:country-asian="VE" style:font-name-complex="LiberationSans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 style:text-autospace="none"/>
      <style:text-properties fo:color="#000000" style:font-name="Liberation Sans1" fo:font-size="12pt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 style:text-autospace="none"/>
      <style:text-properties style:font-name="Liberation Sans1" fo:font-size="12pt" officeooo:paragraph-rsid="00249059" style:font-size-asian="12pt" style:language-asian="es" style:country-asian="VE" style:font-size-complex="12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 style:text-autospace="none"/>
      <style:text-properties style:font-name="Liberation Sans1" fo:font-size="12pt" officeooo:paragraph-rsid="00249059" style:font-size-asian="12pt" style:language-asian="es" style:country-asian="VE" style:font-name-complex="LiberationSans" style:font-size-complex="12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49cm" style:auto-text-indent="false" style:text-autospace="none"/>
      <style:text-properties style:font-name="Liberation Sans1" fo:font-size="12pt" officeooo:paragraph-rsid="00249059" style:font-size-asian="12pt" style:font-size-complex="12pt"/>
    </style:style>
    <style:style style:name="P42" style:family="paragraph" style:parent-style-name="Text_20_body">
      <style:paragraph-properties fo:margin-top="0.423cm" fo:margin-bottom="0.212cm" style:contextual-spacing="false" fo:line-height="150%" fo:text-align="justify" style:justify-single-word="false"/>
    </style:style>
    <style:style style:name="P43" style:family="paragraph" style:parent-style-name="Text_20_body">
      <style:paragraph-properties fo:margin-top="0.423cm" fo:margin-bottom="0.212cm" style:contextual-spacing="false" fo:line-height="150%" fo:text-align="justify" style:justify-single-word="false"/>
      <style:text-properties fo:color="#000000" style:font-name="Liberation Sans1" style:font-name-asian="Bitstream Vera Sans" style:font-name-complex="Bitstream Vera Sans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.635cm" style:auto-text-indent="false" style:text-autospace="none"/>
      <style:text-properties style:font-name="LiberationSans" fo:font-size="12pt" officeooo:paragraph-rsid="00249059" style:font-size-asian="12pt" style:language-asian="es" style:country-asian="VE" style:font-name-complex="LiberationSans" style:font-size-complex="12pt"/>
    </style:style>
    <style:style style:name="P45" style:family="paragraph" style:parent-style-name="Epígrafe">
      <style:paragraph-properties fo:line-height="150%" fo:text-align="center" style:justify-single-word="false"/>
      <style:text-properties style:font-name="Liberation Sans1" fo:font-size="12pt" officeooo:paragraph-rsid="00249059" style:font-size-asian="12pt" style:font-size-complex="12pt"/>
    </style:style>
    <style:style style:name="P4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" fo:font-size="14pt" officeooo:paragraph-rsid="002bc651" style:font-size-asian="14pt" style:font-size-complex="14pt"/>
    </style:style>
    <style:style style:name="P50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" fo:font-size="14pt" officeooo:rsid="003a3f29" officeooo:paragraph-rsid="002bc651" style:font-size-asian="14pt" style:font-size-complex="14pt"/>
    </style:style>
    <style:style style:name="P51" style:family="paragraph" style:parent-style-name="Standard" style:list-style-name="WW8Num11">
      <style:paragraph-properties fo:margin-top="0cm" fo:margin-bottom="0cm" style:contextual-spacing="false" fo:line-height="150%" fo:text-align="justify" style:justify-single-word="false" style:text-autospace="none"/>
      <style:text-properties style:font-name="Liberation Sans1" fo:font-size="12pt" officeooo:paragraph-rsid="00249059" style:font-size-asian="12pt" style:language-asian="es" style:country-asian="VE" style:font-name-complex="LiberationSans" style:font-size-complex="12pt"/>
    </style:style>
    <style:style style:name="P52" style:family="paragraph" style:parent-style-name="Heading_20_2">
      <style:text-properties fo:color="#000000" style:font-name="Liberation Sans1"/>
    </style:style>
    <style:style style:name="P53" style:family="paragraph" style:parent-style-name="Heading_20_2">
      <style:paragraph-properties fo:line-height="150%"/>
      <style:text-properties fo:color="#000000" style:font-name="Liberation Sans1"/>
    </style:style>
    <style:style style:name="P54" style:family="paragraph" style:parent-style-name="Heading_20_2">
      <style:paragraph-properties fo:line-height="150%" fo:text-align="justify" style:justify-single-word="false"/>
      <style:text-properties fo:color="#000000" style:font-name="Liberation Sans1"/>
    </style:style>
    <style:style style:name="P55" style:family="paragraph" style:parent-style-name="Heading_20_2">
      <style:paragraph-properties fo:line-height="150%"/>
      <style:text-properties fo:color="#000000" style:font-name="Liberation Serif"/>
    </style:style>
    <style:style style:name="P56" style:family="paragraph" style:parent-style-name="Heading_20_2">
      <style:paragraph-properties fo:line-height="150%"/>
      <style:text-properties fo:color="#000000" style:font-name="Liberation Serif" officeooo:paragraph-rsid="001cfaf5"/>
    </style:style>
    <style:style style:name="P57" style:family="paragraph" style:parent-style-name="Heading_20_2">
      <style:paragraph-properties fo:line-height="150%"/>
      <style:text-properties fo:color="#000000" officeooo:paragraph-rsid="0019363e"/>
    </style:style>
    <style:style style:name="P58" style:family="paragraph" style:parent-style-name="Heading_20_2">
      <style:paragraph-properties fo:margin-left="1.251cm" fo:margin-right="0cm" fo:margin-top="0.423cm" fo:margin-bottom="0.212cm" style:contextual-spacing="false" fo:text-indent="-1.016cm" style:auto-text-indent="false" fo:keep-with-next="always"/>
      <style:text-properties fo:color="#000000" style:font-name="Liberation Sans1" fo:font-size="14pt" style:font-name-asian="Bitstream Vera Sans" style:font-size-asian="14pt" style:font-name-complex="Bitstream Vera Sans" style:font-size-complex="14pt"/>
    </style:style>
    <style:style style:name="P59" style:family="paragraph" style:parent-style-name="Heading_20_2">
      <style:paragraph-properties fo:margin-top="0.423cm" fo:margin-bottom="0.212cm" style:contextual-spacing="false" fo:keep-with-next="always"/>
      <style:text-properties fo:color="#000000" style:font-name="Liberation Sans1"/>
    </style:style>
    <style:style style:name="P60" style:family="paragraph" style:parent-style-name="Heading_20_2">
      <style:paragraph-properties fo:margin-top="0.423cm" fo:margin-bottom="0.212cm" style:contextual-spacing="false" fo:keep-with-next="always"/>
      <style:text-properties style:font-name="Liberation Serif"/>
    </style:style>
    <style:style style:name="P61" style:family="paragraph" style:parent-style-name="Text_20_body" style:list-style-name="L2">
      <style:paragraph-properties fo:line-height="150%" fo:text-align="justify" style:justify-single-word="false"/>
      <style:text-properties fo:color="#000000" style:font-name="Liberation Sans1" fo:font-size="12pt" officeooo:paragraph-rsid="0025e78b" style:font-size-asian="12pt" style:font-size-complex="12pt"/>
    </style:style>
    <style:style style:name="P62" style:family="paragraph" style:parent-style-name="Text_20_body" style:list-style-name="L2">
      <style:paragraph-properties fo:line-height="150%"/>
      <style:text-properties fo:color="#000000" style:font-name="Liberation Sans1" fo:font-size="12pt" officeooo:paragraph-rsid="0025e78b" style:font-size-asian="12pt" style:font-size-complex="12pt"/>
    </style:style>
    <style:style style:name="P63" style:family="paragraph" style:parent-style-name="Text_20_body" style:list-style-name="L2">
      <style:paragraph-properties fo:line-height="150%"/>
      <style:text-properties fo:color="#000000" style:font-name="Liberation Sans1" fo:font-size="12pt" officeooo:paragraph-rsid="0025e78b" style:font-name-asian="Bitstream Vera Sans" style:font-size-asian="12pt" style:font-name-complex="Bitstream Vera Sans" style:font-size-complex="12pt"/>
    </style:style>
    <style:style style:name="P64" style:family="paragraph" style:parent-style-name="Text_20_body" style:list-style-name="L2">
      <style:paragraph-properties fo:line-height="150%" fo:text-align="justify" style:justify-single-word="false"/>
      <style:text-properties fo:color="#000000" style:font-name="Liberation Sans1" fo:font-size="12pt" officeooo:paragraph-rsid="0025e78b" style:font-name-asian="Bitstream Vera Sans" style:font-size-asian="12pt" style:font-name-complex="Bitstream Vera Sans" style:font-size-complex="12pt"/>
    </style:style>
    <style:style style:name="P65" style:family="paragraph" style:parent-style-name="Text_20_body" style:list-style-name="L3">
      <style:paragraph-properties fo:line-height="150%" fo:text-align="justify" style:justify-single-word="false"/>
      <style:text-properties fo:color="#000000" style:font-name="Liberation Sans1" officeooo:paragraph-rsid="001b10ec"/>
    </style:style>
    <style:style style:name="P66" style:family="paragraph" style:parent-style-name="Text_20_body" style:list-style-name="L2">
      <style:paragraph-properties fo:line-height="150%" fo:text-align="justify" style:justify-single-word="false"/>
      <style:text-properties officeooo:paragraph-rsid="0025e78b"/>
    </style:style>
    <style:style style:name="P67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1" officeooo:paragraph-rsid="00158ba6"/>
    </style:style>
    <style:style style:name="P68" style:family="paragraph" style:parent-style-name="Text_20_body" style:list-style-name="L1">
      <style:paragraph-properties fo:margin-left="2.501cm" fo:margin-right="0cm" fo:line-height="150%" fo:text-align="justify" style:justify-single-word="false" fo:text-indent="-0.635cm" style:auto-text-indent="false"/>
      <style:text-properties fo:color="#000000" style:font-name="Liberation Sans1" fo:font-size="12pt" officeooo:paragraph-rsid="00158ba6" style:font-size-asian="12pt" style:font-size-complex="12pt"/>
    </style:style>
    <style:style style:name="P69" style:family="paragraph" style:parent-style-name="Text_20_body" style:list-style-name="L4">
      <style:paragraph-properties fo:margin-left="1.517cm" fo:margin-right="0cm" fo:line-height="150%" fo:text-align="justify" style:justify-single-word="false" fo:text-indent="-0.635cm" style:auto-text-indent="false">
        <style:tab-stops/>
      </style:paragraph-properties>
      <style:text-properties fo:color="#000000" style:font-name="Liberation Sans1"/>
    </style:style>
    <style:style style:name="P70" style:family="paragraph" style:parent-style-name="Text_20_body" style:list-style-name="L4">
      <style:paragraph-properties fo:margin-left="1.517cm" fo:margin-right="0cm" fo:line-height="150%" fo:text-align="justify" style:justify-single-word="false" fo:text-indent="-0.635cm" style:auto-text-indent="false">
        <style:tab-stops/>
      </style:paragraph-properties>
      <style:text-properties fo:color="#000000" style:font-name="Liberation Sans1" officeooo:paragraph-rsid="001f7acd"/>
    </style:style>
    <style:style style:name="P71" style:family="paragraph" style:parent-style-name="Text_20_body">
      <style:paragraph-properties fo:margin-left="1.251cm" fo:margin-right="0cm" fo:line-height="150%" fo:text-align="justify" style:justify-single-word="false" fo:text-indent="0cm" style:auto-text-indent="false"/>
      <style:text-properties fo:color="#000000" style:font-name="Liberation Sans1" officeooo:paragraph-rsid="0016c983"/>
    </style:style>
    <style:style style:name="P72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color="#000000" style:font-name="Liberation Sans1" officeooo:paragraph-rsid="0016c983"/>
    </style:style>
    <style:style style:name="P73" style:family="paragraph" style:parent-style-name="Heading_20_1">
      <style:text-properties fo:color="#000000" style:font-name="Liberation Sans1"/>
    </style:style>
    <style:style style:name="P74" style:family="paragraph" style:parent-style-name="Heading_20_1">
      <style:paragraph-properties fo:line-height="150%" fo:text-align="justify" style:justify-single-word="false"/>
      <style:text-properties fo:color="#000000" style:font-name="Liberation Sans1"/>
    </style:style>
    <style:style style:name="T1" style:family="text">
      <style:text-properties style:font-name="LiberationSans" officeooo:rsid="002ae3c3" style:font-name-complex="LiberationSans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font-size="9pt" fo:language="es" fo:country="ES" fo:font-weight="bold" style:font-size-asian="9pt" style:font-weight-asian="bold" style:font-size-complex="9pt" style:font-weight-complex="bold"/>
    </style:style>
    <style:style style:name="T4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4c4c4c" fo:font-size="9pt" fo:language="es" fo:country="ES" fo:font-weight="normal" style:font-size-asian="9pt" style:font-weight-asian="normal" style:font-size-complex="9pt" style:font-weight-complex="normal"/>
    </style:style>
    <style:style style:name="T6" style:family="text">
      <style:text-properties fo:color="#4c4c4c" fo:font-size="9pt" fo:font-weight="bold" style:font-size-asian="9pt" style:font-weight-asian="bold" style:font-size-complex="9pt" style:font-weight-complex="bold"/>
    </style:style>
    <style:style style:name="T7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0b411" style:font-weight-asian="bold" style:font-weight-complex="bold"/>
    </style:style>
    <style:style style:name="T11" style:family="text">
      <style:text-properties fo:font-weight="bold" officeooo:rsid="001f7acd" style:font-weight-asian="bold" style:font-weight-complex="bold"/>
    </style:style>
    <style:style style:name="T12" style:family="text">
      <style:text-properties fo:font-weight="bold" officeooo:rsid="003a3f29" style:font-weight-asian="bold" style:font-weight-complex="bold"/>
    </style:style>
    <style:style style:name="T13" style:family="text">
      <style:text-properties fo:font-weight="bold" officeooo:rsid="005e7df4" style:font-weight-asian="bold" style:font-weight-complex="bold"/>
    </style:style>
    <style:style style:name="T14" style:family="text">
      <style:text-properties fo:font-weight="bold" officeooo:rsid="002bc651" style:font-weight-asian="bold" style:font-weight-complex="bold"/>
    </style:style>
    <style:style style:name="T15" style:family="text">
      <style:text-properties fo:font-weight="bold" style:font-weight-asian="bold" style:font-name-complex="LiberationSans-Bold" style:font-weight-complex="bold"/>
    </style:style>
    <style:style style:name="T16" style:family="text">
      <style:text-properties fo:font-weight="bold" style:language-asian="es" style:country-asian="VE" style:font-weight-asian="bold" style:font-name-complex="LiberationSans-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style:font-name="Liberation Sans1"/>
    </style:style>
    <style:style style:name="T19" style:family="text">
      <style:text-properties fo:color="#000000" style:font-name="Liberation Sans1" fo:font-size="12pt" style:font-size-asian="12pt" style:font-size-complex="12pt"/>
    </style:style>
    <style:style style:name="T20" style:family="text">
      <style:text-properties fo:color="#000000" style:font-name="Liberation Sans1" fo:font-size="12pt" fo:font-style="italic" fo:font-weight="bold" style:font-size-asian="12pt" style:language-asian="es" style:country-asian="VE" style:font-style-asian="italic" style:font-weight-asian="bold" style:font-name-complex="LiberationSans-BoldItalic" style:font-size-complex="12pt" style:font-style-complex="italic" style:font-weight-complex="bold"/>
    </style:style>
    <style:style style:name="T21" style:family="text">
      <style:text-properties fo:color="#000000" style:font-name="Liberation Sans1" fo:font-size="12pt" fo:font-style="italic" fo:font-weight="bold" style:font-size-asian="12pt" style:language-asian="es" style:country-asian="VE" style:font-style-asian="italic" style:font-weight-asian="bold" style:font-name-complex="LiberationSans" style:font-size-complex="12pt" style:font-style-complex="italic" style:font-weight-complex="bold"/>
    </style:style>
    <style:style style:name="T22" style:family="text">
      <style:text-properties fo:color="#000000" style:font-name="Liberation Sans1" fo:font-size="12pt" fo:font-style="normal" style:font-size-asian="12pt" style:font-style-asian="normal" style:font-size-complex="12pt" style:font-style-complex="normal"/>
    </style:style>
    <style:style style:name="T23" style:family="text">
      <style:text-properties fo:color="#000000" style:font-name="Liberation Sans1" fo:font-weight="bold" style:font-weight-asian="bold" style:font-weight-complex="bold"/>
    </style:style>
    <style:style style:name="T24" style:family="text">
      <style:text-properties fo:color="#000000" style:font-name-asian="Bitstream Vera Sans" style:font-name-complex="Bitstream Vera Sans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language-asian="es" style:country-asian="VE" style:font-weight-asian="normal" style:font-name-complex="LiberationSans" style:font-weight-complex="normal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language="es" fo:country="ES"/>
    </style:style>
    <style:style style:name="T30" style:family="text">
      <style:text-properties fo:language="es" fo:country="ES" fo:font-weight="bold" style:font-weight-asian="bold" style:font-weight-complex="bold"/>
    </style:style>
    <style:style style:name="T31" style:family="text">
      <style:text-properties style:language-asian="es" style:country-asian="VE" style:font-name-complex="LiberationSans"/>
    </style:style>
    <style:style style:name="T32" style:family="text">
      <style:text-properties style:font-name="LiberationSerif" style:language-asian="es" style:country-asian="VE" style:font-name-complex="LiberationSerif"/>
    </style:style>
    <style:style style:name="T33" style:family="text">
      <style:text-properties style:font-name="Liberation Sans1"/>
    </style:style>
    <style:style style:name="T34" style:family="text">
      <style:text-properties style:font-name="Liberation Sans1" fo:font-weight="bold" style:font-weight-asian="bold" style:font-weight-complex="bold"/>
    </style:style>
    <style:style style:name="T35" style:family="text">
      <style:text-properties style:font-name="Liberation Sans1" fo:font-size="12pt" style:font-size-asian="12pt" style:font-size-complex="12pt"/>
    </style:style>
    <style:style style:name="T36" style:family="text">
      <style:text-properties style:font-name="Liberation Sans1" fo:font-weight="normal" style:font-weight-asian="normal" style:font-weight-complex="normal"/>
    </style:style>
    <style:style style:name="T37" style:family="text">
      <style:text-properties style:font-name="Liberation Serif"/>
    </style:style>
    <style:style style:name="T38" style:family="text">
      <style:text-properties officeooo:rsid="001c993c"/>
    </style:style>
    <style:style style:name="T39" style:family="text">
      <style:text-properties style:font-name-complex="LiberationSans"/>
    </style:style>
    <style:style style:name="T40" style:family="text">
      <style:text-properties fo:font-style="italic" style:font-style-asian="italic" style:font-name-complex="LiberationSans-Italic" style:font-style-complex="italic"/>
    </style:style>
    <style:style style:name="T41" style:family="text">
      <style:text-properties style:font-name-asian="Bitstream Vera Sans" style:font-name-complex="Bitstream Vera Sans"/>
    </style:style>
    <style:style style:name="T42" style:family="text">
      <style:text-properties officeooo:rsid="003a3f29"/>
    </style:style>
    <style:style style:name="T43" style:family="text">
      <style:text-properties officeooo:rsid="005e7d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tivo </text:h>
      <text:p text:style-name="P13"><text:tab/>Impartir una capacitación tecnológica en el software Plone CMS, el cual les permita realizar la instalación y administración de un sistema de gestión de contenidos para sus nuevos portales Web en su Intranet o la Internet que se integra fácilmente con los entornos heterogéneos existentes, promoviendo el comportamiento cooperativo de usuarios entre portales de gobierno nacionales y locales que promuevan iniciativas de colaboración en gobierno electrónico.</text:p>
      <text:h text:style-name="Heading_20_1" text:outline-level="1">Alcance </text:h>
      <text:p text:style-name="P13"><text:tab/>Al finalizar este capacitación, los asistentes estarán en capacidad de:</text:p>
      <text:list xml:id="list1790824941252326507" text:style-name="L1">
        <text:list-item>
          <text:p text:style-name="P67">Crear estructura de contenidos basado en Carpetas que contengan Archivos e Imágenes, registrando de Eventos, Noticias y Paginas web, establecer filtros de búsquedas personalizadas sin programación con las Colecciones, vincular recursos externos en la Web con los Enlaces, entre otros.</text:p>
        </text:list-item>
        <text:list-item>
          <text:p text:style-name="P67">Gestionar usuarios y grupos, aplicar roles predefinidos, definir nuevos roles con permisos específicos, definir roles locales y compartir sus contenidos con otros usuarios, definir y gestionar flujos de trabajos por tipos de contenidos.</text:p>
        </text:list-item>
        <text:list-item>
          <text:p text:style-name="P67">Instalar y configurar en Plone CMS, bajo entornos GNU/Linux.</text:p>
        </text:list-item>
        <text:list-item>
          <text:p text:style-name="P68">Agregar módulos adiciones tales como apariencias visuales, educación a distancia, sistemas de blog, gestión de conocimiento, repositorios de recursos digitales, entre otros mas que extienden las funcionalidades iniciales.</text:p>
        </text:list-item>
        <text:list-item>
          <text:p text:style-name="P68">Gestionar Plone CMS a través de la Interfaz Administrativa del servidor Zope.</text:p>
        </text:list-item>
        <text:list-item>
          <text:p text:style-name="P68"><text:soft-page-break/>Establecer entornos de trabajo para desarrollo de aplicaciones y despliegue en servidores de producción.</text:p>
        </text:list-item>
        <text:list-item>
          <text:p text:style-name="P68">Conocer las ventajas y desventajas de integrar aplicaciones Web existentes basadas en PHP, ASP, JSP y entre otros con el Plone CMS, tanto a nivel de la estructura de datos como a nivel de apariencia visual.</text:p>
        </text:list-item>
      </text:list>
      <text:p text:style-name="P14"><text:tab/>Para la implementación y gestión efectiva de las tecnologías objeto en esta capacitación, se requiere una profundización mayor en estos temas, lo cual es conseguido por la laboriosidad que desplieguen los interesados y facilitado notablemente por los “capacitaciones completas de Python” que ofrece Covantec.</text:p>
      <text:h text:style-name="Heading_20_1" text:outline-level="1"><text:s/>Contenido del capacitación </text:h>
      <text:p text:style-name="P15"><text:tab/>A continuación la descripción detallada de cada módulo del capacitación:</text:p>
      <text:p text:style-name="P18">Módulo 1: Introducción a la Plone.</text:p>
      <text:p text:style-name="P33"><text:span text:style-name="T9">Descripción:</text:span> Comprender como se publican contenidos de texto y multimedia en Internet, diversos formatos de imágenes, archivos; recursos disponible para compartir contenidos en la Web; Explicar ¿qué es un CMS?; las razones de ¿por qué es de utilidad el uso de un CMS?.</text:p>
      <text:p text:style-name="P33"><text:span text:style-name="T9">Práctica:</text:span> Presentar conceptos y ilustraciones sobre los proceso típicos de publicación de contenidos multimedia y textos en la web.</text:p>
      <text:p text:style-name="P18">Módulo 2: Plone.</text:p>
      <text:p text:style-name="P33"><text:span text:style-name="T9">Descripción:</text:span> ¿Qué es?, ¿Cómo funciona?, ¿Quién lo está usando?, Beneficios y ¿Por qué utilizarlo?. </text:p>
      <text:p text:style-name="P33"><text:soft-page-break/><text:span text:style-name="T9">Práctica:</text:span> Demostración del proyecto Plone, como un Software maduro, casos de éxitos, Su evolución a uno de los CMS mas seguro, rápido y fácil de usar del mundo. </text:p>
      <text:p text:style-name="P18">Módulo 3: Creación y edición de contenido. </text:p>
      <text:p text:style-name="P33"><text:span text:style-name="T9">Descripción: </text:span>Tipos de contenido estándar, Como creación y edición de contenidos, Definir metadatos (categorizaciones), Programación de la publicación, Edición de la portada principal del sitio. </text:p>
      <text:p text:style-name="P33"><text:span text:style-name="T9">Práctica:</text:span> Creación y edición de tipos de contenido estándar, definiendo sus <text:s/>metadatos, editando la portada principal.</text:p>
      <text:p text:style-name="P18">Módulo 4: Categorización y Búsqueda. </text:p>
      <text:p text:style-name="P33"><text:span text:style-name="T9">Descripción: </text:span>Hacer búsquedas de palabras clave a través de su motor de búsqueda y generar búsquedas sin programación con Colecciones en base a categorizaciones de los metadatos y sus elementos relacionados. </text:p>
      <text:p text:style-name="P33"><text:span text:style-name="T9">Práctica:</text:span> Demostrar como funciona el mecanismo de búsqueda en base a palabras claves y crear varias ejemplos de uso de las Colecciones.</text:p>
      <text:p text:style-name="P18">Módulo 5: Flujo de trabajo para la publicación de contenidos. </text:p>
      <text:p text:style-name="P33"><text:span text:style-name="T9">Descripción: </text:span>¿Qué es un flujo de trabajo?, ¿Cómo funciona?, ¿Cuantos flujo de trabajo dispone Plone?, Adaptar el flujo de trabajo a sus necesidades.</text:p>
      <text:p text:style-name="P33"><text:span text:style-name="T9">Práctica: </text:span><text:span text:style-name="T26">Explicar los diversos flujo de trabajo, políticas de sitio dispone Plone, </text:span><text:span text:style-name="T26">Adaptar un flujo de trabajo a sus necesidades.</text:span></text:p>
      <text:p text:style-name="P18">Módulo 6: Reglas de contenidos.</text:p>
      <text:p text:style-name="P33"><text:span text:style-name="T9">Descripción: </text:span>¿Qué es?, ¿Cómo funciona?, ¿Cuantos dispone por defecto?, ¿Como <text:soft-page-break/>crear y aplicar reglas de contenidos?.</text:p>
      <text:p text:style-name="P33"><text:span text:style-name="T9">Práctica:</text:span><text:span text:style-name="T26"> Crear reglas de contenidos especificas y aplicar a secciones del sitio.</text:span></text:p>
      <text:p text:style-name="P72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Sans" svg:font-family="LiberationSans"/>
    <style:font-face style:name="LiberationSans-Bold" svg:font-family="LiberationSans-Bold"/>
    <style:font-face style:name="LiberationSans-BoldItalic" svg:font-family="LiberationSans-BoldItalic"/>
    <style:font-face style:name="LiberationSans-Italic" svg:font-family="LiberationSans-Italic"/>
    <style:font-face style:name="LiberationSerif" svg:font-family="LiberationSerif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orphans="2" fo:widows="2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Heading_20_10" style:display-name="Heading 10" style:family="paragraph" style:parent-style-name="Header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er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1" text:consecutive-numbering="true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84cm" table:align="left"/>
    </style:style>
    <style:style style:name="Tabla2.A" style:family="table-column">
      <style:table-column-properties style:column-width="16.9cm"/>
    </style:style>
    <style:style style:name="Tabla2.B" style:family="table-column">
      <style:table-column-properties style:column-width="0.684cm"/>
    </style:style>
    <style:style style:name="Tabla2.1" style:family="table-row">
      <style:table-row-properties style:min-row-height="0.815cm"/>
    </style:style>
    <style:style style:name="Tabla2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" fo:font-size="14pt" officeooo:rsid="003a3f29" officeooo:paragraph-rsid="002bc651" style:font-size-asian="14pt" style:font-size-complex="14pt"/>
    </style:style>
    <style:style style:name="MP2" style:family="paragraph" style:parent-style-name="Standard">
      <style:paragraph-properties fo:margin-left="0cm" fo:margin-right="0cm" style:line-height-at-least="0.176cm" fo:text-align="end" style:justify-single-word="false" fo:text-indent="0cm" style:auto-text-indent="false" style:snap-to-layout-grid="false">
        <style:tab-stops>
          <style:tab-stop style:position="16.332cm"/>
        </style:tab-stops>
      </style:paragraph-properties>
      <style:text-properties fo:color="#4c4c4c" style:font-name="Liberation Sans" fo:font-size="14pt" officeooo:paragraph-rsid="002bc651" style:font-size-asian="14pt" style:font-size-complex="14pt"/>
    </style:style>
    <style:style style:name="MP3" style:family="paragraph" style:parent-style-name="Footer">
      <style:paragraph-properties fo:text-align="center" style:justify-single-word="false"/>
      <style:text-properties fo:color="#4c4c4c" style:font-name="Liberation Sans1" fo:font-size="9pt" fo:language="es" fo:country="ES" fo:font-weight="bold" style:font-size-asian="9pt" style:font-weight-asian="bold" style:font-size-complex="9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Liberation Sans1"/>
    </style:style>
    <style:style style:name="MP5" style:family="paragraph" style:parent-style-name="Standard">
      <style:paragraph-properties fo:text-align="center" style:justify-single-word="false"/>
      <style:text-properties style:font-name="Liberation Sans1"/>
    </style:style>
    <style:style style:name="MP6" style:family="paragraph" style:parent-style-name="Footer">
      <style:paragraph-properties fo:text-align="end" style:justify-single-word="false"/>
      <style:text-properties fo:color="#4c4c4c" style:font-name="Liberation Sans1" fo:font-weight="normal" style:font-weight-asian="normal" style:font-weight-complex="normal"/>
    </style:style>
    <style:style style:name="MT1" style:family="text">
      <style:text-properties officeooo:rsid="003a3f29"/>
    </style:style>
    <style:style style:name="MT2" style:family="text">
      <style:text-properties officeooo:rsid="005e7df4"/>
    </style:style>
    <style:style style:name="MT3" style:family="text">
      <style:text-properties fo:font-weight="bold" officeooo:rsid="003a3f29" style:font-weight-asian="bold" style:font-weight-complex="bold"/>
    </style:style>
    <style:style style:name="MT4" style:family="text">
      <style:text-properties fo:font-weight="bold" officeooo:rsid="002bc651" style:font-weight-asian="bold" style:font-weight-complex="bold"/>
    </style:style>
    <style:style style:name="MT5" style:family="text">
      <style:text-properties fo:font-size="9pt" fo:language="es" fo:country="ES" style:font-size-asian="9pt" style:font-size-complex="9pt"/>
    </style:style>
    <style:style style:name="MT6" style:family="text">
      <style:text-properties fo:font-size="9pt" fo:language="es" fo:country="ES" fo:font-weight="bold" style:font-size-asian="9pt" style:font-weight-asian="bold" style:font-size-complex="9pt" style:font-weight-complex="bold"/>
    </style:style>
    <style:style style:name="MT7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MT8" style:family="text">
      <style:text-properties fo:color="#4c4c4c" fo:font-size="9pt" fo:language="es" fo:country="ES" fo:font-weight="normal" style:font-size-asian="9pt" style:font-weight-asian="normal" style:font-size-complex="9pt" style:font-weight-complex="normal"/>
    </style:style>
    <style:style style:name="MT9" style:family="text">
      <style:text-properties fo:color="#4c4c4c" fo:font-size="9pt" fo:font-weight="bold" style:font-size-asian="9pt" style:font-weight-asian="bold" style:font-size-complex="9pt" style:font-weight-complex="bold"/>
    </style:style>
    <style:style style:name="MT10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Contents"><draw:frame draw:style-name="Mfr1" draw:name="gráficos1" text:anchor-type="paragraph" svg:x="-0.099cm" svg:y="0cm" svg:width="8.423cm" svg:height="2.21cm" draw:z-index="3"><draw:image xlink:href="Pictures/1000000000000352000000DF6DD5A205.jpg" xlink:type="simple" xlink:show="embed" xlink:actuate="onLoad"/></draw:frame></text:p>
            </table:table-cell>
            <table:table-cell table:style-name="Tabla1.A1" office:value-type="string">
              <text:p text:style-name="MP1"/>
              <text:p text:style-name="MP2"><text:span text:style-name="MT1">Capacitación </text:span><text:span text:style-name="MT2">en </text:span><text:span text:style-name="MT3">“</text:span><text:span text:style-name="MT4">Edición de contenidos en Plone</text:span><text:span text:style-name="MT3">”</text:span></text:p>
              <text:p text:style-name="MP1"/>
            </table:table-cell>
          </table:table-row>
        </table:table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Santa Cruz de Mara, Sector El Chorro I, Calle #3, Casa 12-B, Parroquia Ricaurte, Municipio Mara, Edo. Zulia. </text:p>
              <text:p text:style-name="MP4"><text:span text:style-name="MT5">Código Postal 4046. </text:span><text:span text:style-name="MT6">Telf.</text:span><text:span text:style-name="MT5"> +58-262-879.18.80 / +58-426-771</text:span><text:span text:style-name="MT7">.35.73 / </text:span><text:span text:style-name="MT8">+58-414-979</text:span><text:span text:style-name="MT7">.80.83 / </text:span><text:span text:style-name="MT8">+58-412-65</text:span><text:span text:style-name="MT7">7.96.83</text:span></text:p>
              <text:p text:style-name="MP5"><text:span text:style-name="MT9">Correo electrónico: </text:span><text:a xlink:type="simple" xlink:href="mailto:covantec.ve@gmail.com" office:target-frame-name="_blank" xlink:show="new"><text:span text:style-name="MT10">covantec.ve@gmail.com</text:span></text:a><text:span text:style-name="MT9"> </text:span></text:p>
            </table:table-cell>
            <table:table-cell table:style-name="Tabla2.A1" office:value-type="string">
              <text:p text:style-name="MP6"><text:page-number text:select-page="current">4</text:page-number></text:p>
            </table:table-cell>
          </table:table-row>
        </table:table>
        <text:p text:style-name="Standard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4T12:08:37</meta:creation-date>
    <meta:editing-duration>P4DT17H52M22S</meta:editing-duration>
    <meta:editing-cycles>507</meta:editing-cycles>
    <meta:generator>LibreOffice/4.0.2.1$Linux_x86 LibreOffice_project/7e5467ff8f30d821f4fbf69cb2769163eb64c2c</meta:generator>
    <meta:initial-creator>cenditelportatil </meta:initial-creator>
    <dc:date>2014-08-23T19:46:57</dc:date>
    <dc:creator>Leonardo G.</dc:creator>
    <meta:document-statistic meta:table-count="2" meta:image-count="1" meta:object-count="0" meta:page-count="4" meta:paragraph-count="37" meta:word-count="662" meta:character-count="4475" meta:non-whitespace-character-count="3842"/>
  </office:meta>
</office:document-meta>
</file>